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33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9cm" fo:min-width="0.14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9cm" fo:min-width="0.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.149cm"/>
    </style:style>
    <style:style style:name="gr8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c9966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.149cm"/>
    </style:style>
    <style:style style:name="gr11" style:family="graphic" style:parent-style-name="standard">
      <style:graphic-properties draw:stroke="none" svg:stroke-color="#000000" draw:fill="none" draw:fill-color="#ffffff" fo:min-height="2.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9cm" fo:min-width="0cm"/>
    </style:style>
    <style:style style:name="gr13" style:family="graphic" style:parent-style-name="standard">
      <style:graphic-properties draw:stroke="none" svg:stroke-color="#000000" draw:fill="none" draw:fill-color="#ffffff" fo:min-height="1.11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18pt" style:font-size-complex="18pt"/>
    </style:style>
    <style:style style:name="T1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2.5cm" svg:x="2.2cm" svg:y="1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10cm" svg:y="1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cm" svg:height="2.5cm" svg:x="2.2cm" svg:y="12.3cm">
          <text:p text:style-name="P1"><text:span text:style-name="T1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cm" svg:height="2.5cm" svg:x="10cm" svg:y="12.3cm">
          <text:p text:style-name="P1"><text:span text:style-name="T1">F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2.2cm" svg:y="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10cm" svg:y="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cm" svg:height="2.5cm" svg:x="2.2cm" svg:y="4.7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5cm" svg:height="2.5cm" svg:x="10cm" svg:y="4.7cm">
          <text:p text:style-name="P1"><text:span text:style-name="T1">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5.999cm" svg:height="1.053cm" svg:x="4.3cm" svg:y="4.046cm" svg:viewBox="0 0 6000 1054" svg:d="m0 954c0 0 1088-641 1800-800s1856-246 2500 0 1700 900 1700 900">
          <text:p text:style-name="P1">10</text:p>
        </draw:path>
        <draw:path draw:style-name="gr4" draw:text-style-name="P1" draw:layer="layout" svg:width="5.999cm" svg:height="1.053cm" svg:x="4.3cm" svg:y="6.746cm" svg:viewBox="0 0 6000 1054" svg:d="m0 100c0 0 1088 641 1800 800s1856 246 2500 0 1700-900 1700-900">
          <text:p/>
        </draw:path>
        <draw:path draw:style-name="gr4" draw:text-style-name="P1" draw:layer="layout" svg:width="5.999cm" svg:height="1.053cm" svg:x="4.3cm" svg:y="14.4cm" svg:viewBox="0 0 6000 1054" svg:d="m0 100c0 0 1088 641 1800 800s1856 246 2500 0 1700-900 1700-900">
          <text:p/>
        </draw:path>
        <draw:line draw:style-name="gr4" draw:text-style-name="P1" draw:layer="layout" svg:x1="4cm" svg:y1="7.1cm" svg:x2="10.7cm" svg:y2="12.4cm">
          <text:p/>
        </draw:line>
        <draw:line draw:style-name="gr4" draw:text-style-name="P1" draw:layer="layout" svg:x1="4.2cm" svg:y1="12.5cm" svg:x2="10.6cm" svg:y2="7.1cm">
          <text:p/>
        </draw:line>
        <draw:path draw:style-name="gr4" draw:text-style-name="P1" draw:layer="layout" svg:width="1.114cm" svg:height="5.996cm" svg:x="12.1cm" svg:y="6.603cm" svg:viewBox="0 0 1115 5997" svg:d="m230 0c0 0 617 1102 761 1817 143 716 206 1861-54 2500-260 638-937 1680-937 1680">
          <text:p/>
        </draw:path>
        <draw:path draw:style-name="gr3" draw:text-style-name="P1" draw:layer="layout" svg:width="1.82cm" svg:height="1.936cm" svg:x="11.3cm" svg:y="3.263cm" svg:viewBox="0 0 1821 1937" svg:d="m0 1437c0 0 208-1226 700-1400 380-135 986 114 1100 500 157 532-600 933-900 1400">
          <text:p text:style-name="P1">15</text:p>
        </draw:path>
        <draw:path draw:style-name="gr4" draw:text-style-name="P1" draw:layer="layout" svg:width="1.783cm" svg:height="1.937cm" svg:x="1.535cm" svg:y="14.205cm" svg:viewBox="0 0 1784 1938" svg:d="m1784 458c0 0-150 1234-634 1431-373 152-990-68-1122-449-181-524 556-960 834-1440">
          <text:p/>
        </draw:path>
        <draw:path draw:style-name="gr4" draw:text-style-name="P1" draw:layer="layout" svg:width="1.936cm" svg:height="1.789cm" svg:x="0.7cm" svg:y="4.2cm" svg:viewBox="0 0 1937 1790" svg:d="m1474 1790c0 0-1234-159-1427-644-150-374 74-990 455-1119 526-178 957 562 1435 844">
          <text:p/>
        </draw:path>
        <draw:frame draw:style-name="gr5" draw:layer="layout" svg:width="1.8cm" svg:height="0.962cm" svg:x="6.9cm" svg:y="6.8cm">
          <draw:text-box>
            <text:p>25</text:p>
          </draw:text-box>
        </draw:frame>
        <draw:frame draw:style-name="gr6" draw:layer="layout" svg:width="1.7cm" svg:height="0.962cm" svg:x="1cm" svg:y="4.8cm">
          <draw:text-box>
            <text:p>31</text:p>
          </draw:text-box>
        </draw:frame>
        <draw:frame draw:style-name="gr5" draw:layer="layout" svg:width="1.637cm" svg:height="0.962cm" svg:x="0.463cm" svg:y="15.4cm">
          <draw:text-box>
            <text:p>20</text:p>
          </draw:text-box>
        </draw:frame>
        <draw:frame draw:style-name="gr5" draw:layer="layout" svg:width="2cm" svg:height="0.962cm" svg:x="13.3cm" svg:y="9cm">
          <draw:text-box>
            <text:p>80</text:p>
          </draw:text-box>
        </draw:frame>
        <draw:frame draw:style-name="gr7" draw:layer="layout" svg:width="2cm" svg:height="1.5cm" svg:x="5.7cm" svg:y="11cm">
          <draw:text-box>
            <text:p>5</text:p>
          </draw:text-box>
        </draw:frame>
        <draw:frame draw:style-name="gr5" draw:layer="layout" svg:width="1.437cm" svg:height="0.962cm" svg:x="5cm" svg:y="8.738cm">
          <draw:text-box>
            <text:p>15</text:p>
          </draw:text-box>
        </draw:frame>
        <draw:custom-shape draw:style-name="gr1" draw:text-style-name="P1" draw:layer="layout" svg:width="2.5cm" svg:height="2.5cm" svg:x="26.7cm" svg:y="11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34.5cm" svg:y="11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2.5cm" svg:height="2.5cm" svg:x="26.7cm" svg:y="11.938cm">
          <text:p text:style-name="P1"><text:span text:style-name="T1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2.5cm" svg:height="2.5cm" svg:x="34.5cm" svg:y="11.938cm">
          <text:p text:style-name="P1"><text:span text:style-name="T1">F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26.7cm" svg:y="4.3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34.5cm" svg:y="4.3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2.5cm" svg:height="2.5cm" svg:x="26.7cm" svg:y="4.33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2.5cm" svg:height="2.5cm" svg:x="34.5cm" svg:y="4.338cm">
          <text:p text:style-name="P1"><text:span text:style-name="T1">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5.999cm" svg:height="1.053cm" svg:x="28.8cm" svg:y="3.684cm" svg:viewBox="0 0 6000 1054" svg:d="m0 954c0 0 1088-641 1800-800s1856-246 2500 0 1700 900 1700 900">
          <text:p text:style-name="P1">25</text:p>
        </draw:path>
        <draw:path draw:style-name="gr4" draw:text-style-name="P1" draw:layer="layout" svg:width="5.999cm" svg:height="1.053cm" svg:x="28.8cm" svg:y="6.384cm" svg:viewBox="0 0 6000 1054" svg:d="m0 100c0 0 1088 641 1800 800s1856 246 2500 0 1700-900 1700-900">
          <text:p/>
        </draw:path>
        <draw:path draw:style-name="gr4" draw:text-style-name="P1" draw:layer="layout" svg:width="5.999cm" svg:height="1.053cm" svg:x="28.8cm" svg:y="14.038cm" svg:viewBox="0 0 6000 1054" svg:d="m0 100c0 0 1088 641 1800 800s1856 246 2500 0 1700-900 1700-900">
          <text:p/>
        </draw:path>
        <draw:line draw:style-name="gr4" draw:text-style-name="P1" draw:layer="layout" svg:x1="28.5cm" svg:y1="6.738cm" svg:x2="35.2cm" svg:y2="12.038cm">
          <text:p/>
        </draw:line>
        <draw:line draw:style-name="gr4" draw:text-style-name="P1" draw:layer="layout" svg:x1="28.7cm" svg:y1="12.138cm" svg:x2="35.1cm" svg:y2="6.738cm">
          <text:p/>
        </draw:line>
        <draw:path draw:style-name="gr4" draw:text-style-name="P1" draw:layer="layout" svg:width="1.114cm" svg:height="5.996cm" svg:x="36.6cm" svg:y="6.241cm" svg:viewBox="0 0 1115 5997" svg:d="m230 0c0 0 617 1102 761 1817 143 716 206 1861-54 2500-260 638-937 1680-937 1680">
          <text:p/>
        </draw:path>
        <draw:path draw:style-name="gr3" draw:text-style-name="P1" draw:layer="layout" svg:width="1.82cm" svg:height="1.936cm" svg:x="35.8cm" svg:y="2.901cm" svg:viewBox="0 0 1821 1937" svg:d="m0 1437c0 0 208-1226 700-1400 380-135 986 114 1100 500 157 532-600 933-900 1400">
          <text:p text:style-name="P1">25</text:p>
        </draw:path>
        <draw:path draw:style-name="gr4" draw:text-style-name="P1" draw:layer="layout" svg:width="1.783cm" svg:height="1.937cm" svg:x="26.035cm" svg:y="13.843cm" svg:viewBox="0 0 1784 1938" svg:d="m1784 458c0 0-150 1234-634 1431-373 152-990-68-1122-449-181-524 556-960 834-1440">
          <text:p/>
        </draw:path>
        <draw:path draw:style-name="gr4" draw:text-style-name="P1" draw:layer="layout" svg:width="1.936cm" svg:height="1.789cm" svg:x="25.2cm" svg:y="3.838cm" svg:viewBox="0 0 1937 1790" svg:d="m1474 1790c0 0-1234-159-1427-644-150-374 74-990 455-1119 526-178 957 562 1435 844">
          <text:p/>
        </draw:path>
        <draw:frame draw:style-name="gr5" draw:layer="layout" svg:width="1.137cm" svg:height="0.962cm" svg:x="31.4cm" svg:y="6.438cm">
          <draw:text-box>
            <text:p>8</text:p>
          </draw:text-box>
        </draw:frame>
        <draw:frame draw:style-name="gr6" draw:layer="layout" svg:width="2.737cm" svg:height="0.962cm" svg:x="25.5cm" svg:y="4.438cm">
          <draw:text-box>
            <text:p>5</text:p>
          </draw:text-box>
        </draw:frame>
        <draw:frame draw:style-name="gr5" draw:layer="layout" svg:width="1.837cm" svg:height="0.962cm" svg:x="25cm" svg:y="15.038cm">
          <draw:text-box>
            <text:p>1</text:p>
          </draw:text-box>
        </draw:frame>
        <draw:frame draw:style-name="gr6" draw:layer="layout" svg:width="1.137cm" svg:height="0.962cm" svg:x="30.7cm" svg:y="15.238cm">
          <draw:text-box>
            <text:p>5</text:p>
          </draw:text-box>
        </draw:frame>
        <draw:frame draw:style-name="gr5" draw:layer="layout" svg:width="1.637cm" svg:height="0.962cm" svg:x="37.8cm" svg:y="8.638cm">
          <draw:text-box>
            <text:p>30</text:p>
          </draw:text-box>
        </draw:frame>
        <draw:frame draw:style-name="gr5" draw:layer="layout" svg:width="1.137cm" svg:height="0.962cm" svg:x="30.037cm" svg:y="10.501cm">
          <draw:text-box>
            <text:p>5</text:p>
          </draw:text-box>
        </draw:frame>
        <draw:frame draw:style-name="gr5" draw:layer="layout" svg:width="1.7cm" svg:height="0.962cm" svg:x="29.337cm" svg:y="8.239cm">
          <draw:text-box>
            <text:p>45</text:p>
          </draw:text-box>
        </draw:frame>
        <draw:custom-shape draw:style-name="gr1" draw:text-style-name="P1" draw:layer="layout" svg:width="2.5cm" svg:height="2.5cm" svg:x="14.2cm" svg:y="25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22cm" svg:y="25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2.5cm" svg:height="2.5cm" svg:x="14.2cm" svg:y="25.038cm">
          <text:p text:style-name="P1"><text:span text:style-name="T1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2.5cm" svg:height="2.5cm" svg:x="22cm" svg:y="25.038cm">
          <text:p text:style-name="P1"><text:span text:style-name="T1">F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14.2cm" svg:y="17.4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.5cm" svg:x="22cm" svg:y="17.4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2.5cm" svg:height="2.5cm" svg:x="14.2cm" svg:y="17.438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2.5cm" svg:height="2.5cm" svg:x="22cm" svg:y="17.438cm">
          <text:p text:style-name="P1"><text:span text:style-name="T1">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5.999cm" svg:height="1.053cm" svg:x="16.3cm" svg:y="16.784cm" svg:viewBox="0 0 6000 1054" svg:d="m0 954c0 0 1088-641 1800-800s1856-246 2500 0 1700 900 1700 900">
          <text:p text:style-name="P1">20</text:p>
        </draw:path>
        <draw:path draw:style-name="gr4" draw:text-style-name="P1" draw:layer="layout" svg:width="5.999cm" svg:height="1.053cm" svg:x="16.3cm" svg:y="19.484cm" svg:viewBox="0 0 6000 1054" svg:d="m0 100c0 0 1088 641 1800 800s1856 246 2500 0 1700-900 1700-900">
          <text:p/>
        </draw:path>
        <draw:path draw:style-name="gr4" draw:text-style-name="P1" draw:layer="layout" svg:width="5.999cm" svg:height="1.053cm" svg:x="16.3cm" svg:y="27.138cm" svg:viewBox="0 0 6000 1054" svg:d="m0 100c0 0 1088 641 1800 800s1856 246 2500 0 1700-900 1700-900">
          <text:p/>
        </draw:path>
        <draw:line draw:style-name="gr4" draw:text-style-name="P1" draw:layer="layout" svg:x1="16cm" svg:y1="19.838cm" svg:x2="22.7cm" svg:y2="25.138cm">
          <text:p/>
        </draw:line>
        <draw:line draw:style-name="gr4" draw:text-style-name="P1" draw:layer="layout" svg:x1="16.2cm" svg:y1="25.238cm" svg:x2="22.6cm" svg:y2="19.838cm">
          <text:p/>
        </draw:line>
        <draw:path draw:style-name="gr4" draw:text-style-name="P1" draw:layer="layout" svg:width="1.114cm" svg:height="5.996cm" svg:x="24.1cm" svg:y="19.341cm" svg:viewBox="0 0 1115 5997" svg:d="m230 0c0 0 617 1102 761 1817 143 716 206 1861-54 2500-260 638-937 1680-937 1680">
          <text:p/>
        </draw:path>
        <draw:path draw:style-name="gr3" draw:text-style-name="P1" draw:layer="layout" svg:width="1.82cm" svg:height="1.936cm" svg:x="23.3cm" svg:y="16.001cm" svg:viewBox="0 0 1821 1937" svg:d="m0 1437c0 0 208-1226 700-1400 380-135 986 114 1100 500 157 532-600 933-900 1400">
          <text:p text:style-name="P1">10</text:p>
        </draw:path>
        <draw:path draw:style-name="gr4" draw:text-style-name="P1" draw:layer="layout" svg:width="1.783cm" svg:height="1.937cm" svg:x="13.535cm" svg:y="26.943cm" svg:viewBox="0 0 1784 1938" svg:d="m1784 458c0 0-150 1234-634 1431-373 152-990-68-1122-449-181-524 556-960 834-1440">
          <text:p/>
        </draw:path>
        <draw:path draw:style-name="gr4" draw:text-style-name="P1" draw:layer="layout" svg:width="1.936cm" svg:height="1.789cm" svg:x="12.7cm" svg:y="16.938cm" svg:viewBox="0 0 1937 1790" svg:d="m1474 1790c0 0-1234-159-1427-644-150-374 74-990 455-1119 526-178 957 562 1435 844">
          <text:p/>
        </draw:path>
        <draw:frame draw:style-name="gr5" draw:layer="layout" svg:width="1.137cm" svg:height="0.962cm" svg:x="18.9cm" svg:y="19.538cm">
          <draw:text-box>
            <text:p>5</text:p>
          </draw:text-box>
        </draw:frame>
        <draw:frame draw:style-name="gr6" draw:layer="layout" svg:width="2.437cm" svg:height="0.962cm" svg:x="12.9cm" svg:y="17.538cm">
          <draw:text-box>
            <text:p>10</text:p>
          </draw:text-box>
        </draw:frame>
        <draw:frame draw:style-name="gr5" draw:layer="layout" svg:width="2.337cm" svg:height="0.962cm" svg:x="12.5cm" svg:y="28.138cm">
          <draw:text-box>
            <text:p>6</text:p>
          </draw:text-box>
        </draw:frame>
        <draw:frame draw:style-name="gr6" draw:layer="layout" svg:width="1.137cm" svg:height="0.962cm" svg:x="18.2cm" svg:y="28.338cm">
          <draw:text-box>
            <text:p>8</text:p>
          </draw:text-box>
        </draw:frame>
        <draw:frame draw:style-name="gr5" draw:layer="layout" svg:width="2cm" svg:height="0.962cm" svg:x="25.337cm" svg:y="21.838cm">
          <draw:text-box>
            <text:p>50</text:p>
          </draw:text-box>
        </draw:frame>
        <draw:frame draw:style-name="gr10" draw:layer="layout" svg:width="1.137cm" svg:height="1.362cm" svg:x="17.937cm" svg:y="23.5cm">
          <draw:text-box>
            <text:p>5</text:p>
          </draw:text-box>
        </draw:frame>
        <draw:frame draw:style-name="gr5" draw:layer="layout" svg:width="1.7cm" svg:height="0.962cm" svg:x="16.837cm" svg:y="21.238cm">
          <draw:text-box>
            <text:p>40</text:p>
          </draw:text-box>
        </draw:frame>
        <draw:frame draw:style-name="gr11" draw:layer="layout" svg:width="12cm" svg:height="2.35cm" svg:x="0.7cm" svg:y="1cm">
          <draw:text-box>
            <text:p>A: Good at T, consumes R and T</text:p>
          </draw:text-box>
        </draw:frame>
        <draw:frame draw:style-name="gr12" draw:layer="layout" svg:width="9.591cm" svg:height="0.962cm" svg:x="25.537cm" svg:y="2.201cm">
          <draw:text-box>
            <text:p>B Good at S, consumes S and T</text:p>
          </draw:text-box>
        </draw:frame>
        <draw:frame draw:style-name="gr12" draw:layer="layout" svg:width="11.276cm" svg:height="0.962cm" svg:x="13.037cm" svg:y="15.1cm">
          <draw:text-box>
            <text:p>C: Good at neither, consumes S and T</text:p>
          </draw:text-box>
        </draw:frame>
        <draw:frame draw:style-name="gr13" draw:layer="layout" svg:width="2.8cm" svg:height="1.362cm" svg:x="5.6cm" svg:y="15.7cm">
          <draw:text-box>
            <text:p>6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 </meta:initial-creator>
    <meta:creation-date>2014-02-20T14:52:02.010899698</meta:creation-date>
    <dc:date>2014-02-20T15:26:30.183343509</dc:date>
    <dc:creator>Rob </dc:creator>
    <meta:editing-duration>PT12M41S</meta:editing-duration>
    <meta:editing-cycles>2</meta:editing-cycles>
    <meta:generator>LibreOffice/4.1.3.2$Linux_X86_64 LibreOffice_project/410m0$Build-2</meta:generator>
    <meta:document-statistic meta:object-count="75"/>
  </office:meta>
</office:document-meta>
</file>